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Footlight MT Light" svg:font-family="'Footlight MT Light'" style:font-family-generic="roman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Végzetes_5f_árnyék" style:display-name="Végzetes_árnyék" style:family="table">
      <style:table-properties style:width="16.588cm" table:align="left" style:writing-mode="lr-tb"/>
    </style:style>
    <style:style style:name="Végzetes_5f_árnyék.A" style:display-name="Végzetes_árnyék.A" style:family="table-column">
      <style:table-column-properties style:column-width="5.052cm"/>
    </style:style>
    <style:style style:name="Végzetes_5f_árnyék.B" style:display-name="Végzetes_árnyék.B" style:family="table-column">
      <style:table-column-properties style:column-width="3.845cm"/>
    </style:style>
    <style:style style:name="Végzetes_5f_árnyék.A1" style:display-name="Végzetes_árnyék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Végzetes_5f_árnyék.D1" style:display-name="Végzetes_árnyék.D1" style:family="table-cell">
      <style:table-cell-properties style:vertical-align="middle" fo:padding="0.097cm" fo:border="0.05pt solid #000000"/>
    </style:style>
    <style:style style:name="Végzetes_5f_árnyék.A2" style:display-name="Végzetes_árnyék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Végzetes_5f_árnyék.D2" style:display-name="Végzetes_árnyék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7.144cm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175cm" style:type="center"/>
          <style:tab-stop style:position="9.049cm" style:type="center"/>
          <style:tab-stop style:position="11.589cm" style:type="center"/>
          <style:tab-stop style:position="14.129cm" style:type="center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049cm" style:type="center"/>
          <style:tab-stop style:position="11.589cm" style:type="center"/>
          <style:tab-stop style:position="14.129cm" style:type="center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54cm"/>
          <style:tab-stop style:position="9.049cm" style:type="center"/>
          <style:tab-stop style:position="11.589cm" style:type="center"/>
          <style:tab-stop style:position="14.129cm" style:type="center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54cm"/>
          <style:tab-stop style:position="6.9cm" style:type="center"/>
          <style:tab-stop style:position="9.22cm" style:type="center"/>
        </style:tab-stops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54cm"/>
          <style:tab-stop style:position="6.9cm" style:type="center"/>
          <style:tab-stop style:position="9.22cm" style:type="center"/>
          <style:tab-stop style:position="9.871cm"/>
        </style:tab-stops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175cm" style:type="center"/>
          <style:tab-stop style:position="9.049cm" style:type="center"/>
          <style:tab-stop style:position="11.589cm" style:type="center"/>
          <style:tab-stop style:position="14.129cm" style:type="center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175cm" style:type="center"/>
          <style:tab-stop style:position="9.049cm" style:type="center"/>
          <style:tab-stop style:position="11.589cm" style:type="center"/>
          <style:tab-stop style:position="14.129cm" style:type="center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Heading" style:master-page-name="Standard">
      <style:paragraph-properties style:page-number="auto"/>
    </style:style>
    <style:style style:name="P15" style:family="paragraph" style:parent-style-name="Standard" style:list-style-name="L1">
      <style:paragraph-properties fo:text-align="justify" style:justify-single-word="false">
        <style:tab-stops>
          <style:tab-stop style:position="6.35cm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space-before="0.289cm" text:min-label-width="0.39cm"/>
        <style:text-properties style:font-name="StarSymbol1"/>
      </text:list-level-style-bullet>
      <text:list-level-style-bullet text:level="2" text:style-name="Bullet_20_Symbols" text:bullet-char="•">
        <style:list-level-properties text:space-before="1.27cm" text:min-label-width="0.39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3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3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3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3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3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3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3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39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Árnyékmágia</text:p>
      <text:p text:style-name="P4"/>
      <text:p text:style-name="P4">Az Árnyékmágia a Szimpátiás mágia egy speciális, magas fokú formája.</text:p>
      <text:p text:style-name="P4">Az alább következő mozaikok kivétel nélkül igen nagy nehézségűek, sőt a legtöbbjük nem is ismert. Lehet varázsolni áldozatunk<text:tab/></text:p>
      <text:list xml:id="list743310099148723452" text:style-name="L1">
        <text:list-item>
          <text:p text:style-name="P15">árnyékára, tükörképére, kézírására</text:p>
        </text:list-item>
        <text:list-item>
          <text:p text:style-name="P15">róla készült képre, mely valamely misztikus módon erősen hozzáköthető (pl.: hires (mágikus) művész készítette a képet, esetleg a megszólalásig hasonlít rá, v. érzelmileg erősen kötődik a képhez.)</text:p>
        </text:list-item>
        <text:list-item>
          <text:p text:style-name="P15">általa festett/megmunkált műre (pl.: festmény, szobor, stb.)</text:p>
        </text:list-item>
        <text:list-item>
          <text:p text:style-name="P15">valamint (bar ezt csak rendkívül rövid ideig tehetjük meg és a formulát csak a legbeavatottabbak ismerik) áldozatunk által a múltban megérintett tárgyakra! Ennél a mozaiknál ne évekre, hanem inkább körökre, esetleg percekre gondoljunk.</text:p>
        </text:list-item>
      </text:list>
      <text:p text:style-name="P5"/>
      <text:p text:style-name="P5">Példa:</text:p>
      <text:p text:style-name="P11">VÉGZETES ÁRNYEK</text:p>
      <table:table table:name="Végzetes_árnyék" table:style-name="Végzetes_5f_árnyék">
        <table:table-column table:style-name="Végzetes_5f_árnyék.A"/>
        <table:table-column table:style-name="Végzetes_5f_árnyék.B" table:number-columns-repeated="3"/>
        <table:table-row>
          <table:table-cell table:style-name="Végzetes_5f_árnyék.A1" office:value-type="string">
            <text:p text:style-name="P13">Árnyék</text:p>
          </table:table-cell>
          <table:table-cell table:style-name="Végzetes_5f_árnyék.A1" office:value-type="string">
            <text:p text:style-name="P2">Arány</text:p>
          </table:table-cell>
          <table:table-cell table:style-name="Végzetes_5f_árnyék.A1" office:value-type="string">
            <text:p text:style-name="P2">MP</text:p>
          </table:table-cell>
          <table:table-cell table:style-name="Végzetes_5f_árnyék.D1" office:value-type="string">
            <text:p text:style-name="P2">Nehézség</text:p>
          </table:table-cell>
        </table:table-row>
        <table:table-row>
          <table:table-cell table:style-name="Végzetes_5f_árnyék.A2" office:value-type="string">
            <text:p text:style-name="P12">Éles, fekete, </text:p>
            <text:p text:style-name="P12">a háttértől jól elütő</text:p>
          </table:table-cell>
          <table:table-cell table:style-name="Végzetes_5f_árnyék.A2" office:value-type="string">
            <text:p text:style-name="P1">1:1</text:p>
          </table:table-cell>
          <table:table-cell table:style-name="Végzetes_5f_árnyék.A2" office:value-type="string">
            <text:p text:style-name="P1">5 MP</text:p>
          </table:table-cell>
          <table:table-cell table:style-name="Végzetes_5f_árnyék.D2" office:value-type="string">
            <text:p text:style-name="P1">75 %</text:p>
          </table:table-cell>
        </table:table-row>
        <table:table-row>
          <table:table-cell table:style-name="Végzetes_5f_árnyék.A2" office:value-type="string">
            <text:p text:style-name="P12">Halványabb, elmosódottabb, de</text:p>
            <text:p text:style-name="P12">azért meg jól körülhatárolható</text:p>
          </table:table-cell>
          <table:table-cell table:style-name="Végzetes_5f_árnyék.A2" office:value-type="string">
            <text:p text:style-name="P1">1:1</text:p>
          </table:table-cell>
          <table:table-cell table:style-name="Végzetes_5f_árnyék.A2" office:value-type="string">
            <text:p text:style-name="P1">10 MP</text:p>
          </table:table-cell>
          <table:table-cell table:style-name="Végzetes_5f_árnyék.D2" office:value-type="string">
            <text:p text:style-name="P1">85 %</text:p>
          </table:table-cell>
        </table:table-row>
        <table:table-row>
          <table:table-cell table:style-name="Végzetes_5f_árnyék.A2" office:value-type="string">
            <text:p text:style-name="P12">Elmosódott, a háttértől alig megkülönböztethető</text:p>
          </table:table-cell>
          <table:table-cell table:style-name="Végzetes_5f_árnyék.A2" office:value-type="string">
            <text:p text:style-name="P1">1:1</text:p>
          </table:table-cell>
          <table:table-cell table:style-name="Végzetes_5f_árnyék.A2" office:value-type="string">
            <text:p text:style-name="P1">15 MP</text:p>
          </table:table-cell>
          <table:table-cell table:style-name="Végzetes_5f_árnyék.D2" office:value-type="string">
            <text:p text:style-name="P1">100 %</text:p>
          </table:table-cell>
        </table:table-row>
        <table:table-row>
          <table:table-cell table:style-name="Végzetes_5f_árnyék.A2" office:value-type="string">
            <text:p text:style-name="P12">Minden méretváltozás (aranyban)</text:p>
          </table:table-cell>
          <table:table-cell table:style-name="Végzetes_5f_árnyék.A2" office:value-type="string">
            <text:p text:style-name="P1"/>
          </table:table-cell>
          <table:table-cell table:style-name="Végzetes_5f_árnyék.A2" office:value-type="string">
            <text:p text:style-name="P1">+5 MP</text:p>
          </table:table-cell>
          <table:table-cell table:style-name="Végzetes_5f_árnyék.D2" office:value-type="string">
            <text:p text:style-name="P1">+5 %</text:p>
          </table:table-cell>
        </table:table-row>
      </table:table>
      <text:p text:style-name="P6"/>
      <text:p text:style-name="P6"><text:tab/></text:p>
      <text:p text:style-name="P7">Például: Egy várban, a fáklyákkal megvilágított folyóson egy őr járkál fel és alá. Árnyéka jól látható a falon, éles kontúrokkal körülhatárolt, (1. kategória) viszont elég közel van a fényforráshoz. Ezenkívül a fal - melyre árnyékot vet - viszonylag távol van tőle, így árnyéka jóval nagyobbnak látszik (mondjuk 3-szoros) : <text:span text:style-name="T1">+3x5Mp / +3x5%</text:span></text:p>
      <text:p text:style-name="P8"/>
      <text:p text:style-name="P8">Tehát:</text:p>
      <text:p text:style-name="P9"><text:s/><text:tab/>Alap<text:tab/>5 Mp<text:tab/>75%</text:p>
      <text:p text:style-name="P9"><text:tab/>Méretmódosító<text:tab/>+15 Mp<text:tab/>+ 15%</text:p>
      <text:p text:style-name="P10"><text:tab/><text:span text:style-name="T2"><text:tab/><text:tab/><text:tab/></text:span></text:p>
      <text:p text:style-name="P9"><text:tab/>Összesen<text:tab/>20 Mp<text:tab/>90%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Footlight MT Light" svg:font-family="'Footlight MT Light'" style:font-family-generic="roman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hu" fo:country="H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Footlight MT Light" fo:font-size="16pt" fo:language="hu" fo:country="HU" style:font-name-asian="Times New Roman CE" style:font-size-asian="16pt" style:font-name-complex="Times New Roman C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kezdés_20_alap-betûtípusa" style:display-name="Bekezdés alap-betûtípusa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1.42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Szimpatias magia</dc:title>
    <meta:initial-creator>Fekete B�lint</meta:initial-creator>
    <meta:creation-date>1997-11-16T23:44:00</meta:creation-date>
    <dc:creator>Bálint</dc:creator>
    <dc:date>2008-05-23T01:32:48</dc:date>
    <meta:print-date>2027-12-31T02:00:00</meta:print-date>
    <meta:editing-cycles>3</meta:editing-cycles>
    <meta:editing-duration>PT22H0M0S</meta:editing-duration>
    <meta:document-statistic meta:table-count="1" meta:image-count="0" meta:object-count="0" meta:page-count="1" meta:paragraph-count="37" meta:word-count="216" meta:character-count="1402" meta:non-whitespace-character-count="1214"/>
    <meta:user-defined meta:name="Információ 1"/>
    <meta:user-defined meta:name="Információ 2"/>
    <meta:user-defined meta:name="Információ 3"/>
    <meta:user-defined meta:name="Információ 4"/>
  </office:meta>
</office:document-meta>
</file>